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face style:name="Times New Roman Cyr" svg:font-family="'Times New Roman Cyr'" style:font-family-generic="roman" style:font-pitch="variable"/>
    <style:font-face style:name="Ubuntu" svg:font-family="Ubuntu" style:font-pitch="variable"/>
  </office:font-face-decls>
  <office:automatic-styles>
    <style:style style:name="P1" style:family="paragraph" style:parent-style-name="Footer">
      <style:paragraph-properties fo:text-align="end" style:justify-single-word="false"/>
      <style:text-properties fo:background-color="transparent"/>
    </style:style>
    <style:style style:name="P2" style:family="paragraph" style:parent-style-name="Subtitle">
      <style:text-properties style:font-name="Ubuntu" officeooo:rsid="00122fd4" officeooo:paragraph-rsid="00122fd4"/>
    </style:style>
    <style:style style:name="P3" style:family="paragraph" style:parent-style-name="Title">
      <style:text-properties style:font-name="Ubuntu" officeooo:rsid="00122fd4" officeooo:paragraph-rsid="00122fd4"/>
    </style:style>
    <style:style style:name="P4" style:family="paragraph" style:parent-style-name="Text_20_body">
      <style:text-properties style:font-name="Ubuntu" officeooo:rsid="00122fd4" officeooo:paragraph-rsid="00122fd4"/>
    </style:style>
    <style:style style:name="P5" style:family="paragraph" style:parent-style-name="Text_20_body">
      <style:paragraph-properties fo:line-height="150%" fo:text-align="justify" style:justify-single-word="false"/>
      <style:text-properties style:font-name="Ubuntu" officeooo:rsid="001d37f0" officeooo:paragraph-rsid="001eb771"/>
    </style:style>
    <style:style style:name="P6" style:family="paragraph" style:parent-style-name="Text_20_body">
      <style:paragraph-properties fo:line-height="150%" fo:text-align="justify" style:justify-single-word="false"/>
      <style:text-properties style:font-name="Ubuntu" officeooo:rsid="001d3919" officeooo:paragraph-rsid="001eb771"/>
    </style:style>
    <style:style style:name="P7" style:family="paragraph" style:parent-style-name="Text_20_body">
      <style:paragraph-properties fo:line-height="150%" fo:text-align="justify" style:justify-single-word="false"/>
      <style:text-properties style:font-name="Ubuntu" officeooo:rsid="00197a5f" officeooo:paragraph-rsid="00197a5f"/>
    </style:style>
    <style:style style:name="P8" style:family="paragraph" style:parent-style-name="Text_20_body">
      <style:paragraph-properties fo:line-height="150%"/>
      <style:text-properties style:font-name="Ubuntu" officeooo:rsid="0019c764" officeooo:paragraph-rsid="0019c764"/>
    </style:style>
    <style:style style:name="P9" style:family="paragraph" style:parent-style-name="Text_20_body">
      <style:paragraph-properties fo:line-height="150%" fo:text-align="justify" style:justify-single-word="false"/>
      <style:text-properties style:font-name="Ubuntu" officeooo:rsid="0019c764" officeooo:paragraph-rsid="0019c764"/>
    </style:style>
    <style:style style:name="P10" style:family="paragraph" style:parent-style-name="Text_20_body">
      <style:paragraph-properties fo:line-height="150%" fo:text-align="justify" style:justify-single-word="false"/>
      <style:text-properties style:font-name="Ubuntu" officeooo:rsid="00179683" officeooo:paragraph-rsid="00179683"/>
    </style:style>
    <style:style style:name="P11" style:family="paragraph" style:parent-style-name="Text_20_body">
      <style:paragraph-properties fo:line-height="150%" fo:text-align="justify" style:justify-single-word="false"/>
      <style:text-properties style:font-name="Ubuntu" officeooo:rsid="0029af7a" officeooo:paragraph-rsid="0029af7a"/>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3">
      <style:paragraph-properties>
        <style:tab-stops>
          <style:tab-stop style:position="16cm" style:type="right" style:leader-style="dotted" style:leader-text="."/>
        </style:tab-stops>
      </style:paragraph-properties>
    </style:style>
    <style:style style:name="P15" style:family="paragraph" style:parent-style-name="Contents_20_4">
      <style:paragraph-properties>
        <style:tab-stops>
          <style:tab-stop style:position="15.501cm" style:type="right" style:leader-style="dotted" style:leader-text="."/>
        </style:tab-stops>
      </style:paragraph-properties>
    </style:style>
    <style:style style:name="P16" style:family="paragraph" style:parent-style-name="Contents_20_Heading">
      <style:paragraph-properties fo:break-before="page"/>
    </style:style>
    <style:style style:name="P17" style:family="paragraph" style:parent-style-name="Text_20_body">
      <style:paragraph-properties fo:line-height="150%" fo:text-align="justify" style:justify-single-word="false"/>
      <style:text-properties officeooo:rsid="001ff045" officeooo:paragraph-rsid="0023081e"/>
    </style:style>
    <style:style style:name="P18" style:family="paragraph" style:parent-style-name="Text_20_body">
      <style:paragraph-properties fo:line-height="150%" fo:text-align="justify" style:justify-single-word="false" style:writing-mode="lr-tb"/>
      <style:text-properties officeooo:rsid="001ff045" officeooo:paragraph-rsid="0023081e"/>
    </style:style>
    <style:style style:name="P19" style:family="paragraph" style:parent-style-name="Text_20_body">
      <style:paragraph-properties fo:line-height="150%" fo:text-align="justify" style:justify-single-word="false"/>
      <style:text-properties officeooo:rsid="001eb771" officeooo:paragraph-rsid="001eb771"/>
    </style:style>
    <style:style style:name="P20" style:family="paragraph" style:parent-style-name="Contents_20_Heading">
      <style:text-properties style:font-name="Times New Roman" officeooo:paragraph-rsid="00122fd4"/>
    </style:style>
    <style:style style:name="P21" style:family="paragraph" style:parent-style-name="Text_20_body">
      <style:paragraph-properties fo:line-height="150%" fo:text-align="justify" style:justify-single-word="false"/>
      <style:text-properties officeooo:rsid="0029af7a" officeooo:paragraph-rsid="0029af7a"/>
    </style:style>
    <style:style style:name="P22" style:family="paragraph" style:parent-style-name="Text_20_body">
      <style:paragraph-properties fo:line-height="150%" fo:text-align="justify" style:justify-single-word="false"/>
      <style:text-properties officeooo:rsid="002d3600" officeooo:paragraph-rsid="002d3600"/>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3">
      <style:paragraph-properties>
        <style:tab-stops>
          <style:tab-stop style:position="16cm" style:type="right" style:leader-style="dotted" style:leader-text="."/>
        </style:tab-stops>
      </style:paragraph-properties>
    </style:style>
    <style:style style:name="P26" style:family="paragraph" style:parent-style-name="Contents_20_4">
      <style:paragraph-properties>
        <style:tab-stops>
          <style:tab-stop style:position="15.501cm" style:type="right" style:leader-style="dotted" style:leader-text="."/>
        </style:tab-stops>
      </style:paragraph-properties>
    </style:style>
    <style:style style:name="P27" style:family="paragraph" style:parent-style-name="Contents_20_Heading">
      <style:paragraph-properties fo:break-before="page"/>
    </style:style>
    <style:style style:name="P28" style:family="paragraph" style:parent-style-name="Heading_20_1" style:list-style-name="">
      <style:text-properties style:font-name="Ubuntu" officeooo:rsid="001bbe46" officeooo:paragraph-rsid="00122fd4"/>
    </style:style>
    <style:style style:name="P29" style:family="paragraph" style:parent-style-name="Heading_20_1">
      <style:paragraph-properties fo:break-before="page"/>
      <style:text-properties style:font-name="Ubuntu" officeooo:rsid="001bbe46" officeooo:paragraph-rsid="00122fd4"/>
    </style:style>
    <style:style style:name="P30" style:family="paragraph" style:parent-style-name="Heading_20_1" style:list-style-name="">
      <style:text-properties style:font-name="Ubuntu" officeooo:rsid="001cb2ae" officeooo:paragraph-rsid="00122fd4"/>
    </style:style>
    <style:style style:name="P31" style:family="paragraph" style:parent-style-name="Heading_20_1">
      <style:paragraph-properties fo:break-before="page"/>
      <style:text-properties officeooo:rsid="001cb2ae" officeooo:paragraph-rsid="00122fd4"/>
    </style:style>
    <style:style style:name="P32" style:family="paragraph" style:parent-style-name="Heading_20_1">
      <style:paragraph-properties fo:break-before="page"/>
      <style:text-properties style:font-name="Times New Roman Cyr" officeooo:rsid="001cb2ae" officeooo:paragraph-rsid="00122fd4"/>
    </style:style>
    <style:style style:name="P33" style:family="paragraph" style:parent-style-name="Heading_20_2">
      <style:text-properties style:font-name="Ubuntu" officeooo:rsid="001bbe46" officeooo:paragraph-rsid="00122fd4"/>
    </style:style>
    <style:style style:name="P34" style:family="paragraph" style:parent-style-name="Heading_20_2">
      <style:text-properties style:font-name="Ubuntu" officeooo:rsid="001cfc14" officeooo:paragraph-rsid="00122fd4"/>
    </style:style>
    <style:style style:name="P35" style:family="paragraph" style:parent-style-name="Heading_20_2">
      <style:text-properties style:font-name="Ubuntu" officeooo:rsid="001e8e77" officeooo:paragraph-rsid="00122fd4"/>
    </style:style>
    <style:style style:name="P36" style:family="paragraph" style:parent-style-name="Heading_20_2">
      <style:text-properties style:font-name="Times New Roman Cyr" officeooo:rsid="00122fd4" officeooo:paragraph-rsid="00122fd4"/>
    </style:style>
    <style:style style:name="P37" style:family="paragraph" style:parent-style-name="Heading_20_3">
      <style:text-properties style:font-name="Ubuntu" officeooo:rsid="001cfc14" officeooo:paragraph-rsid="00122fd4"/>
    </style:style>
    <style:style style:name="P38" style:family="paragraph" style:parent-style-name="Heading_20_3">
      <style:text-properties style:font-name="Ubuntu" officeooo:paragraph-rsid="00122fd4"/>
    </style:style>
    <style:style style:name="P39" style:family="paragraph" style:parent-style-name="Heading_20_3">
      <style:text-properties style:font-name="Ubuntu" officeooo:rsid="001e8e77" officeooo:paragraph-rsid="00122fd4"/>
    </style:style>
    <style:style style:name="P40" style:family="paragraph" style:parent-style-name="Heading_20_3">
      <style:text-properties style:font-name="Ubuntu" officeooo:rsid="001d37f0" officeooo:paragraph-rsid="001d37f0"/>
    </style:style>
    <style:style style:name="P41" style:family="paragraph" style:parent-style-name="Heading_20_4">
      <style:text-properties style:font-name="Ubuntu" officeooo:rsid="001d3919" officeooo:paragraph-rsid="001eb771"/>
    </style:style>
    <style:style style:name="P42" style:family="paragraph" style:parent-style-name="Heading_20_4">
      <style:text-properties officeooo:paragraph-rsid="001eb771"/>
    </style:style>
    <style:style style:name="P43" style:family="paragraph" style:parent-style-name="Text_20_body">
      <style:paragraph-properties fo:margin-left="0cm" fo:margin-right="0cm" fo:line-height="150%" fo:text-align="justify" style:justify-single-word="false" fo:text-indent="0cm" style:auto-text-indent="false"/>
      <style:text-properties style:font-name="Ubuntu" officeooo:rsid="002d3600" officeooo:paragraph-rsid="002d3600"/>
    </style:style>
    <style:style style:name="P44" style:family="paragraph" style:parent-style-name="Text_20_body">
      <style:paragraph-properties fo:line-height="150%"/>
      <style:text-properties style:font-name="Ubuntu" officeooo:rsid="0019c764" officeooo:paragraph-rsid="0019c764"/>
    </style:style>
    <style:style style:name="T1" style:family="text">
      <style:text-properties officeooo:rsid="001cfc14"/>
    </style:style>
    <style:style style:name="T2" style:family="text">
      <style:text-properties officeooo:rsid="00122fd4"/>
    </style:style>
    <style:style style:name="T3" style:family="text">
      <style:text-properties officeooo:rsid="00179683"/>
    </style:style>
    <style:style style:name="T4" style:family="text">
      <style:text-properties officeooo:rsid="00197a5f"/>
    </style:style>
    <style:style style:name="T5" style:family="text">
      <style:text-properties officeooo:rsid="0019c764"/>
    </style:style>
    <style:style style:name="T6" style:family="text">
      <style:text-properties officeooo:rsid="001eb771"/>
    </style:style>
    <style:style style:name="T7" style:family="text">
      <style:text-properties style:font-name="Ubuntu"/>
    </style:style>
    <style:style style:name="T8" style:family="text">
      <style:text-properties style:font-name="Ubuntu" officeooo:rsid="001d3919"/>
    </style:style>
    <style:style style:name="T9" style:family="text">
      <style:text-properties style:font-name="Ubuntu" officeooo:rsid="001eb771"/>
    </style:style>
    <style:style style:name="T10" style:family="text">
      <style:text-properties style:font-name="Ubuntu" officeooo:rsid="001d37f0"/>
    </style:style>
    <style:style style:name="T11" style:family="text">
      <style:text-properties style:font-name="Ubuntu" officeooo:rsid="001f11e1"/>
    </style:style>
    <style:style style:name="T12" style:family="text">
      <style:text-properties style:font-name="Ubuntu" officeooo:rsid="0020cfd4"/>
    </style:style>
    <style:style style:name="T13" style:family="text">
      <style:text-properties style:font-name="Ubuntu" officeooo:rsid="0021e7f5"/>
    </style:style>
    <style:style style:name="T14" style:family="text">
      <style:text-properties style:font-name="Ubuntu" officeooo:rsid="0023081e"/>
    </style:style>
    <style:style style:name="T15" style:family="text">
      <style:text-properties style:font-name="Ubuntu" officeooo:rsid="0027937f"/>
    </style:style>
    <style:style style:name="T16" style:family="text">
      <style:text-properties style:font-name="Ubuntu" officeooo:rsid="00286a4e"/>
    </style:style>
    <style:style style:name="T17" style:family="text">
      <style:text-properties style:font-name="Ubuntu" officeooo:rsid="0029af7a"/>
    </style:style>
    <style:style style:name="T18" style:family="text">
      <style:text-properties style:font-name="Ubuntu" officeooo:rsid="00122fd4"/>
    </style:style>
    <style:style style:name="T19" style:family="text">
      <style:text-properties style:font-name="Ubuntu" officeooo:rsid="001cfc14"/>
    </style:style>
    <style:style style:name="T20" style:family="text">
      <style:text-properties style:font-name="Ubuntu" officeooo:rsid="002b68ca"/>
    </style:style>
    <style:style style:name="T21" style:family="text">
      <style:text-properties style:font-name="Ubuntu" officeooo:rsid="002d3600"/>
    </style:style>
    <style:style style:name="T22" style:family="text">
      <style:text-properties style:font-name="Ubuntu" officeooo:rsid="001e8e77"/>
    </style:style>
    <style:style style:name="T23" style:family="text">
      <style:text-properties style:font-name="Ubuntu" officeooo:rsid="002ded1b"/>
    </style:style>
    <style:style style:name="T24" style:family="text">
      <style:text-properties style:font-name="Ubuntu" officeooo:rsid="002fa054"/>
    </style:style>
    <style:style style:name="T25" style:family="text">
      <style:text-properties officeooo:rsid="001ff045"/>
    </style:style>
    <style:style style:name="T26" style:family="text">
      <style:text-properties officeooo:rsid="0024a7b6"/>
    </style:style>
    <style:style style:name="T27" style:family="text">
      <style:text-properties officeooo:rsid="00262bc9"/>
    </style:style>
    <style:style style:name="T28" style:family="text">
      <style:text-properties officeooo:rsid="002b68ca"/>
    </style:style>
    <style:style style:name="T29" style:family="text">
      <style:text-properties officeooo:rsid="002d3600"/>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rossplatformentwicklung am Beispiel von Googles Framework Flutter</text:p>
      <text:p text:style-name="P2"><text:span text:style-name="T4">Ist Flutter n</text:span><text:span text:style-name="T6">ü</text:span><text:span text:style-name="T4">tzlich zum Crossplatform entwickeln</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6">Inhaltsverzeichnis</text:p>
          </text:index-title>
          <text:p text:style-name="P23"><text:a xlink:type="simple" xlink:href="#__RefHeading___Toc105_3817189541" text:style-name="Index_20_Link" text:visited-style-name="Index_20_Link">1. a Einleitung<text:tab/>3</text:a></text:p>
          <text:p text:style-name="P24"><text:a xlink:type="simple" xlink:href="#__RefHeading___Toc107_3817189541" text:style-name="Index_20_Link" text:visited-style-name="Index_20_Link">1.1 x Einführung Softwareentwicklung<text:tab/>3</text:a></text:p>
          <text:p text:style-name="P24"><text:a xlink:type="simple" xlink:href="#__RefHeading___Toc109_3817189541" text:style-name="Index_20_Link" text:visited-style-name="Index_20_Link">1.2 x Möglichkeiten zur Softwareentwicklung<text:tab/>3</text:a></text:p>
          <text:p text:style-name="P24"><text:a xlink:type="simple" xlink:href="#__RefHeading___Toc115_3817189541" text:style-name="Index_20_Link" text:visited-style-name="Index_20_Link">1.3 x Genauere Vorstellung von Crossplatform<text:tab/>3</text:a></text:p>
          <text:p text:style-name="P25"><text:a xlink:type="simple" xlink:href="#__RefHeading___Toc117_3817189541" text:style-name="Index_20_Link" text:visited-style-name="Index_20_Link">1.31 a Was ist Flutter<text:tab/>3</text:a></text:p>
          <text:p text:style-name="P24"><text:a xlink:type="simple" xlink:href="#__RefHeading___Toc119_3817189541" text:style-name="Index_20_Link" text:visited-style-name="Index_20_Link">1.4 a Wie will ich die Fragestellung umsetzen<text:tab/>3</text:a></text:p>
          <text:p text:style-name="P24"><text:a xlink:type="simple" xlink:href="#__RefHeading___Toc121_3817189541" text:style-name="Index_20_Link" text:visited-style-name="Index_20_Link">1.5 a Was ist (die Motivation / )das Ziel<text:tab/>3</text:a></text:p>
          <text:p text:style-name="P23"><text:a xlink:type="simple" xlink:href="#__RefHeading___Toc111_3817189541" text:style-name="Index_20_Link" text:visited-style-name="Index_20_Link">2. x Hauptteil<text:tab/>5</text:a></text:p>
          <text:p text:style-name="P24"><text:a xlink:type="simple" xlink:href="#__RefHeading___Toc215_2607690697" text:style-name="Index_20_Link" text:visited-style-name="Index_20_Link">2.1 a Vorstellung des Projektes<text:tab/>5</text:a></text:p>
          <text:p text:style-name="P24"><text:a xlink:type="simple" xlink:href="#__RefHeading___Toc217_2607690697" text:style-name="Index_20_Link" text:visited-style-name="Index_20_Link">2.2 a Ziel des Projekts<text:tab/>5</text:a></text:p>
          <text:p text:style-name="P24"><text:a xlink:type="simple" xlink:href="#__RefHeading___Toc219_2607690697" text:style-name="Index_20_Link" text:visited-style-name="Index_20_Link">2.3 a Mögliche Probleme<text:tab/>5</text:a></text:p>
          <text:p text:style-name="P24"><text:a xlink:type="simple" xlink:href="#__RefHeading___Toc221_2607690697" text:style-name="Index_20_Link" text:visited-style-name="Index_20_Link">2.4 x Umsetzung<text:tab/>6</text:a></text:p>
          <text:p text:style-name="P25"><text:a xlink:type="simple" xlink:href="#__RefHeading___Toc223_2607690697" text:style-name="Index_20_Link" text:visited-style-name="Index_20_Link">2.41 x Planung<text:tab/>6</text:a></text:p>
          <text:p text:style-name="P25"><text:a xlink:type="simple" xlink:href="#__RefHeading___Toc225_2607690697" text:style-name="Index_20_Link" text:visited-style-name="Index_20_Link">2.42 x Designentwurf<text:tab/>6</text:a></text:p>
          <text:p text:style-name="P25"><text:a xlink:type="simple" xlink:href="#__RefHeading___Toc227_2607690697" text:style-name="Index_20_Link" text:visited-style-name="Index_20_Link">2.43 x Implementierung<text:tab/>6</text:a></text:p>
          <text:p text:style-name="P25"><text:a xlink:type="simple" xlink:href="#__RefHeading___Toc285_3871415372" text:style-name="Index_20_Link" text:visited-style-name="Index_20_Link">2.44 a Probleme<text:tab/>6</text:a></text:p>
          <text:p text:style-name="P26"><text:a xlink:type="simple" xlink:href="#__RefHeading___Toc308_4244886861" text:style-name="Index_20_Link" text:visited-style-name="Index_20_Link">2.44.1 a Gelöste Probleme<text:tab/>6</text:a></text:p>
          <text:p text:style-name="P26"><text:a xlink:type="simple" xlink:href="#__RefHeading___Toc310_4244886861" text:style-name="Index_20_Link" text:visited-style-name="Index_20_Link">2.44.2 a Ungelöste Probleme<text:tab/>7</text:a></text:p>
          <text:p text:style-name="P25"><text:a xlink:type="simple" xlink:href="#__RefHeading___Toc229_2607690697" text:style-name="Index_20_Link" text:visited-style-name="Index_20_Link">2.44 x Testen<text:tab/>7</text:a></text:p>
          <text:p text:style-name="P23"><text:a xlink:type="simple" xlink:href="#__RefHeading___Toc113_3817189541" text:style-name="Index_20_Link" text:visited-style-name="Index_20_Link">3. x Schluss<text:tab/>8</text:a></text:p>
          <text:p text:style-name="P24"><text:a xlink:type="simple" xlink:href="#__RefHeading___Toc231_2607690697" text:style-name="Index_20_Link" text:visited-style-name="Index_20_Link">3.1 x War Flutter für mein Projekt sinnvoll<text:tab/>8</text:a></text:p>
          <text:p text:style-name="P24"><text:a xlink:type="simple" xlink:href="#__RefHeading___Toc233_2607690697" text:style-name="Index_20_Link" text:visited-style-name="Index_20_Link">3.2 x Ist Flutter generell sinnvoll<text:tab/>8</text:a></text:p>
        </text:index-body>
      </text:table-of-content>
      <text:p text:style-name="P20"/>
      <text:p text:style-name="P4">a = angefangen</text:p>
      <text:p text:style-name="P4">x = noch nichts</text:p>
      <text:h text:style-name="P28" text:outline-level="1"/>
      <text:h text:style-name="P29" text:outline-level="1"><text:bookmark-start text:name="__RefHeading___Toc105_3817189541"/>1. <text:span text:style-name="T3">a</text:span><text:span text:style-name="T2"> </text:span>Einleitung <text:bookmark-end text:name="__RefHeading___Toc105_3817189541"/></text:h>
      <text:p text:style-name="P10">App-Entwicklung ist in Zeiten des immer noch steigenden Softwaremarktes stark gefragt. Um diese Nachfrage zu befriedigen gibt es immer effizientere Modelle zur Software-Entwicklung. Eines davon ist die Crossplatform-Entwicklung, um die es in dieser Facharbeit geht.</text:p>
      <text:h text:style-name="P33" text:outline-level="2"><text:bookmark-start text:name="__RefHeading___Toc107_3817189541"/>1.1 <text:span text:style-name="T2">x </text:span><text:span text:style-name="T1">Einführung Softwareentwicklung</text:span><text:bookmark-end text:name="__RefHeading___Toc107_3817189541"/></text:h>
      <text:h text:style-name="P33" text:outline-level="2"><text:bookmark-start text:name="__RefHeading___Toc109_3817189541"/>1.2 <text:span text:style-name="T2">x </text:span><text:span text:style-name="T1">Möglichkeiten zur Softwareentwicklung</text:span><text:bookmark-end text:name="__RefHeading___Toc109_3817189541"/></text:h>
      <text:h text:style-name="P34" text:outline-level="2"><text:bookmark-start text:name="__RefHeading___Toc115_3817189541"/>1.3 <text:span text:style-name="T2">x </text:span>Genauere Vorstellung von Crossplatform<text:bookmark-end text:name="__RefHeading___Toc115_3817189541"/></text:h>
      <text:h text:style-name="P37" text:outline-level="3"><text:bookmark-start text:name="__RefHeading___Toc117_3817189541"/>1.31 <text:span text:style-name="T5">a</text:span><text:span text:style-name="T2"> </text:span>Was ist Flutter<text:bookmark-end text:name="__RefHeading___Toc117_3817189541"/></text:h>
      <text:p text:style-name="P9"><text:span text:style-name="T1">F</text:span>lutter ist ein App-Baukasten von Google, der sich auf Crossplatform spezialisiert hat. </text:p>
      <text:h text:style-name="P34" text:outline-level="2"><text:bookmark-start text:name="__RefHeading___Toc119_3817189541"/>1.4 <text:span text:style-name="T4">a</text:span><text:span text:style-name="T2"> </text:span>Wie will ich die Fragestellung umsetze<text:span text:style-name="T4">n</text:span><text:bookmark-end text:name="__RefHeading___Toc119_3817189541"/></text:h>
      <text:p text:style-name="P7">Um die Fragestellung, ob Flutter gut für die Crossplatformentwicklung ist, werde ich ein Projekt durchführen. Dieses Projekt wird der Bau einer App mit Flutter auf den verfügbaren Plattformen sein (ausgenommen sind IOS und MacOS da ich keine Möglichkeit habe diese zu testen). </text:p>
      <text:p text:style-name="P7">Um die Crossplatf<text:span text:style-name="T27">or</text:span>mfähigkeiten von Flutter zu prüfen, werde ich speziell Elemente in die App einbauen, die auf jeder Plattform anders sind, zum Beispiel der Zugriff aus das Dateisystem. Auch werde ich gucken wie Flutter mit den verschiedenen Bildschirmgrößen und der Bildschirmausrichtung umgeht.</text:p>
      <text:h text:style-name="P34" text:outline-level="2"><text:bookmark-start text:name="__RefHeading___Toc121_3817189541"/>1.5 <text:span text:style-name="T5">a</text:span><text:span text:style-name="T2"> </text:span>Was ist <text:span text:style-name="T5">(</text:span>die Motivation / <text:span text:style-name="T5">)</text:span><text:span text:style-name="T4">das Ziel</text:span><text:bookmark-end text:name="__RefHeading___Toc121_3817189541"/></text:h>
      <text:p text:style-name="P8"><text:span text:style-name="T4">D</text:span>as Ziel der App wird es sein auf allen Geräten gleich gut und ohne Einschränkungen zu funktionieren, dass heißt der Dateizugriff muss problemlos funktionieren und die App muss überall performant sein.</text:p>
      <text:p text:style-name="P8">Auch das GUI sollte überall (der Bildschirmgröße entsprechend) ähnlich aussehen und gut funktionieren, so dass zum Beispiel keine GUI-Elemente verdeckt sind aber man sie nicht anklicken kann.</text:p>
      <text:h text:style-name="P31" text:outline-level="1"><text:bookmark-start text:name="__RefHeading___Toc111_3817189541"/><text:span text:style-name="T7">2. </text:span><text:span text:style-name="T18">x </text:span><text:span text:style-name="T7">Hauptteil</text:span><text:bookmark-end text:name="__RefHeading___Toc111_3817189541"/></text:h>
      <text:h text:style-name="P34" text:outline-level="2"><text:bookmark-start text:name="__RefHeading___Toc215_2607690697"/>2.1 <text:span text:style-name="T28">a</text:span><text:span text:style-name="T2"> </text:span>Vorstellung des Projektes<text:bookmark-end text:name="__RefHeading___Toc215_2607690697"/></text:h>
      <text:p text:style-name="P21"><text:span text:style-name="T19">D</text:span><text:span text:style-name="T7">as Projekt</text:span><text:span text:style-name="T21"> soll eine</text:span><text:span text:style-name="T7"> simple Implementierung des Klassikers TicTacToe </text:span><text:span text:style-name="T21">sein</text:span><text:span text:style-name="T7">.</text:span><text:span text:style-name="T20"> Dabei soll in einem 3*3 Feld der aktuelle Spielstand angezeigt werden. Daneben steht der aktuelle Spielende bzw. der Gewinnende. Diese Textanzeige soll bei mobile</text:span><text:span text:style-name="T21">n</text:span><text:span text:style-name="T20"> Geräten, also bei einer geringen Displaybreite, über dem Spielfeld angezeigt werden, bei Desktop-Geräten soll der Text daneben stehen. Zusätzlich soll es Einstellungen geben, in denen man Namen für die Spieler und die Standard-Farbe des Hintergrunds einstellen kann. Die Navigation zwischen der Spieleseite und der Einstellungsseite erfolgt über ein Ausklappmenü an der linken Seite.</text:span></text:p>
      <text:h text:style-name="P35" text:outline-level="2"><text:bookmark-start text:name="__RefHeading___Toc217_2607690697"/>2.2 <text:span text:style-name="T29">a</text:span><text:span text:style-name="T2"> </text:span>Ziel des Projekts<text:bookmark-end text:name="__RefHeading___Toc217_2607690697"/></text:h>
      <text:p text:style-name="P43">Ziel des Projektes ist es die Crossplatform Fähigkeiten von Flutter auszutesten und zu prüfen ob es sich zum Entwickeln von Crossplatform Anwendungen, also genau das wofür dieser Framework konzipiert ist, lohnt. Dafür sollen verschiedene Faktoren, die auf den Geräten sehr unterschiedlich sind, wie zum Beispiel die Displaybreite, ausgetestet werden und geguckt werden wie gut Flutter damit umgehen kann.</text:p>
      <text:h text:style-name="P35" text:outline-level="2"><text:bookmark-start text:name="__RefHeading___Toc219_2607690697"/>2.3 <text:span text:style-name="T29">a</text:span><text:span text:style-name="T2"> </text:span>Mögliche Probleme<text:bookmark-end text:name="__RefHeading___Toc219_2607690697"/></text:h>
      <text:p text:style-name="P22"><text:span text:style-name="T22">D</text:span><text:span text:style-name="T7">iese möglichen Probleme sind wie oben schon erwähnt die Displaygröße, aber auch ob ein Hoch- oder Querformat vorliegt. Die Displaygröße ist insofern entscheidend, dass sich die einzelnen Bausteine der App an diese Größe anpassen müssen, so dass man bei einem sehr großen Bildschirm </text:span><text:span text:style-name="T23">das Spiel ohne Probleme spielen kann und bei einem kleinem Display, nicht ein einziger Baustein das ganze Display füllt. Die Orientierung des Displays ist ebenfalls wichtig, da die Bestandteile der App so weiterhin gut sichtbar sein müssen. Wenn zum Beispiel bei einem Handydisplay der Text, nicht wie oben beschrieben, über dem Spielfeld ist, sondern daneben, würde dieser zusammengequetscht und damit vollkommen unleserlich (TODO Foto einfügen). Aus diesem Grund muss sich das Design nicht nur an die Displaygröße, sondern auch an die Bildschirmorientierung anpassen.</text:span></text:p>
      <text:p text:style-name="P22"><text:span text:style-name="T7">Ein weiteres mögliches Problem ist der Speicherzugriff, da sich dieser auf den unterschiedlichen Geräten sehr unterschiedlich gestaltet. </text:span><text:span text:style-name="T23">Die Architektur der </text:span><text:soft-page-break/><text:span text:style-name="T24">verschiedenen Betriebssysteme macht das sehr schwer, da sie zwar für den Benutzer oft relativ ähnlich aussehen, aber unter der Haube komplett anders aufgebaut sind.</text:span></text:p>
      <text:h text:style-name="P35" text:outline-level="2"><text:bookmark-start text:name="__RefHeading___Toc221_2607690697"/>2.4 <text:span text:style-name="T2">x </text:span>Umsetzung<text:bookmark-end text:name="__RefHeading___Toc221_2607690697"/></text:h>
      <text:h text:style-name="P38" text:outline-level="3"><text:bookmark-start text:name="__RefHeading___Toc223_2607690697"/>2.41 <text:span text:style-name="T2">x </text:span>Planung<text:bookmark-end text:name="__RefHeading___Toc223_2607690697"/></text:h>
      <text:h text:style-name="P39" text:outline-level="3"><text:bookmark-start text:name="__RefHeading___Toc225_2607690697"/>2.42 <text:span text:style-name="T2">x </text:span>Designentwurf<text:bookmark-end text:name="__RefHeading___Toc225_2607690697"/></text:h>
      <text:h text:style-name="P39" text:outline-level="3"><text:bookmark-start text:name="__RefHeading___Toc227_2607690697"/>2.43 <text:span text:style-name="T2">x </text:span>Implementierung<text:bookmark-end text:name="__RefHeading___Toc227_2607690697"/></text:h>
      <text:h text:style-name="P40" text:outline-level="3"><text:bookmark-start text:name="__RefHeading___Toc285_3871415372"/>2.44 <text:span text:style-name="T6">a</text:span> Probleme<text:bookmark-end text:name="__RefHeading___Toc285_3871415372"/></text:h>
      <text:p text:style-name="P19"><text:span text:style-name="T10">B</text:span><text:span text:style-name="T7">ei der Implementierung sind immer wieder Probleme aufgetreten. Teils weil mir Konzepte wie „Notifier“ noch fremd waren, oder bestimmte Funktionen in der Beta-Phase der Desktop-Unterstützung von Flutter noch nicht vorhanden sind. Die meisten Probleme konnte ich nach ein bisschen Recherche lösen, bei einigen gibt es diese aber auch schlicht und einfach nicht.</text:span></text:p>
      <text:h text:style-name="P41" text:outline-level="4"><text:bookmark-start text:name="__RefHeading___Toc308_4244886861"/>2.44.1 <text:span text:style-name="T25">a </text:span>Gelöste Probleme<text:bookmark-end text:name="__RefHeading___Toc308_4244886861"/></text:h>
      <text:p text:style-name="P17"><text:span text:style-name="T8">D</text:span><text:span text:style-name="T7">a die App auf </text:span><text:span text:style-name="T12">vielen</text:span><text:span text:style-name="T7"> verschiedenen </text:span><text:span text:style-name="T12">Geräten funktionieren muss, muss sich das Layout auch modular an die Bildschirmgröße anpassen. Diese Veränderung kann man sehen, wenn man das Fenster der Desktop-App schmaler und breiter macht. Man wird dabei sehen, dass der Text, der einen den aktuellen Spieler anzeigt, von über dem Spielfeld an die Seite springt. </text:span><text:span text:style-name="T13">Das Layout ist ein „Problem“ von Crossplatform, da es mit verschiedenen Bildschirmgrößen und Skalierungen klar kommen muss, also sowohl mit einem Hochformat, wie man es meistens am Handy hat und einem Querformat, wie man es meistens am Desktop hat. </text:span></text:p>
      <text:p text:style-name="P18"><text:span text:style-name="T13">Das habe ich gelöst </text:span><text:span text:style-name="T14">mit dem Widget „LayoutBuilder“ TODO gelöst (siehe Code Methode „layouthelper“). Nun habe ich mit der MediaQuery die Breite des Bildschirms abgefragt. Wenn die App nun breiter als 700 Pixel ist, wird der Text auf die rechte Seite des Spielfelds gesetzt, sonst oben drüber. </text:span><text:span text:style-name="T16">Das Problem dabei war, dass ich den GridView, der <text:s text:c="7"/>für das anzeigen des Spielfeldes zuständig ist, und den Text in eine Row bzw. Column (je nachdem ob Desktop oder Handy Ansicht) gesetzt. </text:span><text:span text:style-name="T17">Das hat zu einem Renderoverflow und einem Fehler (TODO) geführt. Nach einiger Suche habe ich herausgefunden, dass eine Column bzw. Row den ganzen Bildschirmplatz einnimmt, den es zur Verfügung hat. Der Gridview macht dies aber auch und überschreibt damit teilweise Bereiche die nur </text:span><text:soft-page-break/><text:span text:style-name="T17">der Column bzw. Row angehören, was dann zu einem Renderoverflow führt. Der Fehler lässt sich relativ einfach beheben, in dem man die Column in ein Expanded-Widget setzt, was dazu führt das diese wirklich nur den Platz nimmt den es zur Verfügung hat.</text:span></text:p>
      <text:p text:style-name="P5">- Layout</text:p>
      <text:p text:style-name="P6">- Aufruf von Pbermethoden <text:span text:style-name="T26">(da ich diese Konzepte auch erst relativ spät gelernt habe, sind sie im Code nur teilweise umgesetzt)</text:span></text:p>
      <text:h text:style-name="P42" text:outline-level="4"><text:bookmark-start text:name="__RefHeading___Toc310_4244886861"/><text:span text:style-name="T8">2.44.2 </text:span><text:span text:style-name="T9">a </text:span><text:span text:style-name="T8">Ungelöste Probleme</text:span><text:bookmark-end text:name="__RefHeading___Toc310_4244886861"/></text:h>
      <text:p text:style-name="P19"><text:span text:style-name="T8">E</text:span><text:span text:style-name="T7">in Problem was ich nicht lösen konnte, ist dass man bei der Dektop-Version das Fenster unbegrenzt verkleinern kann. Diese Funktion gibt es aktuell in Flutter nämlich noch nicht. Was es gibt sind aber Plugins, wie zum Beispiel </text:span><text:span text:style-name="T11">„window_manager“</text:span><text:span text:style-name="T11"><text:note text:id="ftn1" text:note-class="footnote"><text:note-citation>1</text:note-citation><text:note-body><text:p text:style-name="Footnote">https://pub.dev/packages/window_manager</text:p></text:note-body></text:note></text:span><text:span text:style-name="T11">. Dieses ist aber auch noch nicht in einer Vollversion verfügbar. Man kann damit zwar eine minimale Größe des Fensters einstellen, wenn man das Fenster dann aller</text:span><text:span text:style-name="T21">di</text:span><text:span text:style-name="T11">ngs maximiert und dann wieder verkleinert, kann man es wieder unendlich verkleinern, somit ist dieses Problem, meines Wissens nach aktuell nicht behebbar.</text:span></text:p>
      <text:p text:style-name="P21"><text:span text:style-name="T11">E</text:span><text:span text:style-name="T7">in weiteres ungelöstes Problem ist es, dass wenn man schnell genug ist beide Spieler gewinnen können. Dieser Fehler lässt sich sehr gut mit dem Handy rekonstruieren, indem für eine für beide Spieler zwei fast fertige Reihen macht und dann schnell hintereinander auf die fehlenden Felder drückt. Beide Felder werden ausgefüllt, bevor der Ignorepointer die Felder unveränderbar macht. Um den Fehler zu beheben, habe ich versucht, den Befehl soweit wie möglich nach oben zu schieben. Das hat aber keinen sichtbaren Effekt erbracht. Deshalb gehe ich davon aus, das dieses Problem für mich nicht lösbar ist, da das Problem vermutlich in der Schnelligkeit von Flutter liegt.</text:span></text:p>
      <text:p text:style-name="P11">- Wenn man in der Desktop Version das Fenster über die magische Grenze zieht, wird der Spielstand „zurückgesetzt“ (Idee: beim Erstellen der Tiles, die Informationen aus der Matrix benutzen)</text:p>
      <text:p text:style-name="P19"><text:span text:style-name="T11">- </text:span><text:span text:style-name="T15">Beide Spieler gewinnen, wenn man zu schnell hintereinander für zwei Spieler eine Win Condition erzielt</text:span></text:p>
      <text:h text:style-name="P39" text:outline-level="3"><text:bookmark-start text:name="__RefHeading___Toc229_2607690697"/>2.44 <text:span text:style-name="T2">x </text:span>Testen<text:bookmark-end text:name="__RefHeading___Toc229_2607690697"/></text:h>
      <text:h text:style-name="P30" text:outline-level="1"/>
      <text:h text:style-name="P32" text:outline-level="1"><text:bookmark-start text:name="__RefHeading___Toc113_3817189541"/>3. <text:span text:style-name="T2">x </text:span>Schluss<text:bookmark-end text:name="__RefHeading___Toc113_3817189541"/></text:h>
      <text:h text:style-name="P36" text:outline-level="2"><text:bookmark-start text:name="__RefHeading___Toc231_2607690697"/>3.1 x War Flutter für mein Projekt sinnvoll<text:bookmark-end text:name="__RefHeading___Toc231_2607690697"/></text:h>
      <text:h text:style-name="P36" text:outline-level="2"><text:bookmark-start text:name="__RefHeading___Toc233_2607690697"/>3.2 x Ist Flutter generell sinnvoll<text:bookmark-end text:name="__RefHeading___Toc233_2607690697"/></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face style:name="Times New Roman Cyr" svg:font-family="'Times New Roman Cyr'" style:font-family-generic="roman"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background-color="transparen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1T08:40:05.850452256</meta:creation-date>
    <dc:date>2022-01-25T08:58:57.488117963</dc:date>
    <meta:editing-duration>PT2H18M30S</meta:editing-duration>
    <meta:editing-cycles>20</meta:editing-cycles>
    <meta:generator>LibreOffice/7.2.5.2$Linux_X86_64 LibreOffice_project/20$Build-2</meta:generator>
    <meta:document-statistic meta:table-count="0" meta:image-count="0" meta:object-count="0" meta:page-count="7" meta:paragraph-count="70" meta:word-count="1316" meta:character-count="8561" meta:non-whitespace-character-count="7304"/>
  </office:meta>
</office:document-meta>
</file>